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able2" style:family="table">
      <style:table-properties style:width="6.2681in" fo:margin-left="0.0007in" fo:margin-top="0in" fo:margin-bottom="0in" table:align="left" style:writing-mode="page"/>
    </style:style>
    <style:style style:name="Table2.A" style:family="table-column">
      <style:table-column-properties style:column-width="1.4583in"/>
    </style:style>
    <style:style style:name="Table2.B" style:family="table-column">
      <style:table-column-properties style:column-width="4.8097in"/>
    </style:style>
    <style:style style:name="Table2.1" style:family="table-row">
      <style:table-row-properties fo:keep-together="auto"/>
    </style:style>
    <style:style style:name="Table2.A1" style:family="table-cell">
      <style:table-cell-properties fo:background-color="#ebf3fb" fo:padding-left="0.0833in" fo:padding-right="0.0833in" fo:padding-top="0.0556in" fo:padding-bottom="0.0556in" fo:border="0.1pt solid #cccccc">
        <style:background-image/>
      </style:table-cell-properties>
    </style:style>
    <style:style style:name="Table2.B1" style:family="table-cell">
      <style:table-cell-properties fo:background-color="#ffffff" fo:padding-left="0.0833in" fo:padding-right="0.0833in" fo:padding-top="0.0556in" fo:padding-bottom="0.0556in" fo:border="0.1pt solid #cccccc">
        <style:background-image/>
      </style:table-cell-properties>
    </style:style>
    <style:style style:name="Table3" style:family="table">
      <style:table-properties style:width="6.2681in" fo:margin-left="0.0007in" fo:margin-top="0in" fo:margin-bottom="0in" table:align="left" style:writing-mode="page"/>
    </style:style>
    <style:style style:name="Table3.A" style:family="table-column">
      <style:table-column-properties style:column-width="1.4583in"/>
    </style:style>
    <style:style style:name="Table3.B" style:family="table-column">
      <style:table-column-properties style:column-width="4.8097in"/>
    </style:style>
    <style:style style:name="Table3.1" style:family="table-row">
      <style:table-row-properties fo:keep-together="auto"/>
    </style:style>
    <style:style style:name="Table3.A1" style:family="table-cell">
      <style:table-cell-properties fo:background-color="#ebf3fb" fo:padding-left="0.0833in" fo:padding-right="0.0833in" fo:padding-top="0.0556in" fo:padding-bottom="0.0556in" fo:border="0.1pt solid #cccccc">
        <style:background-image/>
      </style:table-cell-properties>
    </style:style>
    <style:style style:name="Table3.B1" style:family="table-cell">
      <style:table-cell-properties fo:background-color="#ffffff" fo:padding-left="0.0833in" fo:padding-right="0.0833in" fo:padding-top="0.0556in" fo:padding-bottom="0.0556in" fo:border="0.1pt solid #cccccc">
        <style:background-image/>
      </style:table-cell-properties>
    </style:style>
    <style:style style:name="Table4" style:family="table">
      <style:table-properties style:width="6.2681in" fo:margin-left="0.0007in" fo:margin-top="0in" fo:margin-bottom="0in" table:align="left" style:writing-mode="page"/>
    </style:style>
    <style:style style:name="Table4.A" style:family="table-column">
      <style:table-column-properties style:column-width="1.4583in"/>
    </style:style>
    <style:style style:name="Table4.B" style:family="table-column">
      <style:table-column-properties style:column-width="4.8097in"/>
    </style:style>
    <style:style style:name="Table4.1" style:family="table-row">
      <style:table-row-properties fo:keep-together="auto"/>
    </style:style>
    <style:style style:name="Table4.A1" style:family="table-cell">
      <style:table-cell-properties fo:background-color="#ebf3fb" fo:padding-left="0.0833in" fo:padding-right="0.0833in" fo:padding-top="0.0556in" fo:padding-bottom="0.0556in" fo:border="0.1pt solid #cccccc">
        <style:background-image/>
      </style:table-cell-properties>
    </style:style>
    <style:style style:name="Table4.B1" style:family="table-cell">
      <style:table-cell-properties fo:background-color="#ffffff" fo:padding-left="0.0833in" fo:padding-right="0.0833in" fo:padding-top="0.0556in" fo:padding-bottom="0.0556in" fo:border="0.1pt solid #cccccc">
        <style:background-image/>
      </style:table-cell-properties>
    </style:style>
    <style:style style:name="Table9" style:family="table">
      <style:table-properties style:width="6.2688in" fo:margin-left="0.0007in" fo:margin-top="0in" fo:margin-bottom="0in" table:align="left" style:writing-mode="page"/>
    </style:style>
    <style:style style:name="Table9.A" style:family="table-column">
      <style:table-column-properties style:column-width="2.6229in"/>
    </style:style>
    <style:style style:name="Table9.B" style:family="table-column">
      <style:table-column-properties style:column-width="3.6458in"/>
    </style:style>
    <style:style style:name="Table9.1" style:family="table-row">
      <style:table-row-properties fo:keep-together="auto"/>
    </style:style>
    <style:style style:name="Table9.A1" style:family="table-cell">
      <style:table-cell-properties fo:background-color="#ebf3fb" fo:padding-left="0.0833in" fo:padding-right="0.0833in" fo:padding-top="0.0556in" fo:padding-bottom="0.0556in" fo:border="0.1pt solid #cccccc">
        <style:background-image/>
      </style:table-cell-properties>
    </style:style>
    <style:style style:name="Table9.B1" style:family="table-cell">
      <style:table-cell-properties fo:background-color="#ffffff" fo:padding-left="0.0833in" fo:padding-right="0.0833in" fo:padding-top="0.0556in" fo:padding-bottom="0.0556in" fo:border="0.1pt solid #cccccc">
        <style:background-image/>
      </style:table-cell-properties>
    </style:style>
    <style:style style:name="Table10" style:family="table">
      <style:table-properties style:width="6.2688in" fo:margin-left="0.0007in" fo:margin-top="0in" fo:margin-bottom="0in" table:align="left" style:writing-mode="page"/>
    </style:style>
    <style:style style:name="Table10.A" style:family="table-column">
      <style:table-column-properties style:column-width="1.7361in"/>
    </style:style>
    <style:style style:name="Table10.B" style:family="table-column">
      <style:table-column-properties style:column-width="1.3889in"/>
    </style:style>
    <style:style style:name="Table10.C" style:family="table-column">
      <style:table-column-properties style:column-width="3.1438in"/>
    </style:style>
    <style:style style:name="Table10.1" style:family="table-row">
      <style:table-row-properties fo:keep-together="auto"/>
    </style:style>
    <style:style style:name="Table10.A1" style:family="table-cell">
      <style:table-cell-properties fo:background-color="#1f3864" fo:padding-left="0.0833in" fo:padding-right="0.0833in" fo:padding-top="0.0556in" fo:padding-bottom="0.0556in" fo:border="0.1pt solid #cccccc">
        <style:background-image/>
      </style:table-cell-properties>
    </style:style>
    <style:style style:name="Table10.A2" style:family="table-cell">
      <style:table-cell-properties fo:background-color="#f0f4ff" fo:padding-left="0.0833in" fo:padding-right="0.0833in" fo:padding-top="0.0556in" fo:padding-bottom="0.0556in" fo:border="0.1pt solid #cccccc">
        <style:background-image/>
      </style:table-cell-properties>
    </style:style>
    <style:style style:name="Table10.B2" style:family="table-cell">
      <style:table-cell-properties fo:background-color="#ffffff" fo:padding-left="0.0833in" fo:padding-right="0.0833in" fo:padding-top="0.0556in" fo:padding-bottom="0.0556in" fo:border="0.1pt solid #cccccc">
        <style:background-image/>
      </style:table-cell-properties>
    </style:style>
    <style:style style:name="P1" style:family="paragraph" style:parent-style-name="Standard">
      <style:paragraph-properties fo:margin-top="0.4165in" fo:margin-bottom="0in" style:contextual-spacing="false"/>
    </style:style>
    <style:style style:name="P2" style:family="paragraph" style:parent-style-name="Standard">
      <style:paragraph-properties fo:margin-top="0in" fo:margin-bottom="0.0835in" style:contextual-spacing="false" fo:text-align="center" style:justify-single-word="false"/>
      <style:text-properties fo:color="#1f3864" loext:opacity="100%" style:font-name="Arial" fo:font-size="30pt" fo:font-weight="bold" officeooo:rsid="0014ef82" officeooo:paragraph-rsid="0014ef82" style:font-name-asian="Arial3" style:font-size-asian="30pt" style:font-weight-asian="bold" style:font-name-complex="Arial3" style:font-size-complex="30pt" style:font-weight-complex="bold"/>
    </style:style>
    <style:style style:name="P3" style:family="paragraph" style:parent-style-name="Standard">
      <style:paragraph-properties fo:margin-top="0in" fo:margin-bottom="0.0555in" style:contextual-spacing="false" fo:text-align="center" style:justify-single-word="false"/>
      <style:text-properties fo:color="#2e5090" loext:opacity="100%" style:font-name="Arial" fo:font-size="20pt" officeooo:rsid="0014ef82" officeooo:paragraph-rsid="0014ef82" style:font-name-asian="Arial3" style:font-size-asian="20pt" style:font-name-complex="Arial3" style:font-size-complex="20pt"/>
    </style:style>
    <style:style style:name="P4" style:family="paragraph" style:parent-style-name="Standard">
      <style:paragraph-properties fo:margin-top="0in" fo:margin-bottom="0.4165in" style:contextual-spacing="false" fo:text-align="center" style:justify-single-word="false"/>
      <style:text-properties fo:color="#666666" loext:opacity="100%" style:font-name="Arial" fo:font-size="14pt" fo:font-style="italic" style:font-name-asian="Arial3" style:font-size-asian="14pt" style:font-style-asian="italic" style:font-name-complex="Arial3" style:font-size-complex="14pt" style:font-style-complex="italic"/>
    </style:style>
    <style:style style:name="P5" style:family="paragraph" style:parent-style-name="Standard">
      <style:paragraph-properties fo:margin-top="0.1252in" fo:margin-bottom="0.1252in" style:contextual-spacing="false" fo:padding-left="0in" fo:padding-right="0in" fo:padding-top="0in" fo:padding-bottom="0.0138in" fo:border-left="none" fo:border-right="none" fo:border-top="none" fo:border-bottom="0.51pt solid #bbbbbb"/>
    </style:style>
    <style:style style:name="P6" style:family="paragraph" style:parent-style-name="Standard">
      <style:paragraph-properties fo:margin-top="0.111in" fo:margin-bottom="0.028in" style:contextual-spacing="false" fo:text-align="center"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break-before="page"/>
    </style:style>
    <style:style style:name="P9" style:family="paragraph" style:parent-style-name="Heading_20_1">
      <style:paragraph-properties fo:margin-top="0.3335in" fo:margin-bottom="0.111in" style:contextual-spacing="false"/>
      <style:text-properties fo:color="#1f3864" loext:opacity="100%" style:font-name="Arial" fo:font-size="18pt" fo:font-weight="bold" style:font-name-asian="Arial3" style:font-size-asian="18pt" style:font-weight-asian="bold" style:font-name-complex="Arial3" style:font-size-complex="18pt" style:font-weight-complex="bold"/>
    </style:style>
    <style:style style:name="P10" style:family="paragraph" style:parent-style-name="Standard">
      <style:paragraph-properties fo:margin-top="0.0417in" fo:margin-bottom="0.0693in" style:contextual-spacing="false"/>
      <style:text-properties style:font-name="Arial" fo:font-size="11pt" style:font-name-asian="Arial3" style:font-size-asian="11pt" style:font-name-complex="Arial3" style:font-size-complex="11pt"/>
    </style:style>
    <style:style style:name="P11" style:family="paragraph" style:parent-style-name="Standard">
      <style:paragraph-properties fo:margin-top="0.0693in" fo:margin-bottom="0in" style:contextual-spacing="false"/>
    </style:style>
    <style:style style:name="P12" style:family="paragraph" style:parent-style-name="Heading_20_2">
      <style:paragraph-properties fo:margin-top="0.222in" fo:margin-bottom="0.0835in" style:contextual-spacing="false"/>
      <style:text-properties fo:color="#2e5090" loext:opacity="100%" style:font-name="Arial" fo:font-size="14pt" fo:font-weight="bold" style:font-name-asian="Arial3" style:font-size-asian="14pt" style:font-weight-asian="bold" style:font-name-complex="Arial3" style:font-size-complex="14pt" style:font-weight-complex="bold"/>
    </style:style>
    <style:style style:name="P13" style:family="paragraph" style:parent-style-name="Standard">
      <style:paragraph-properties fo:margin-top="0.0417in" fo:margin-bottom="0.0693in" style:contextual-spacing="false"/>
      <style:text-properties officeooo:paragraph-rsid="0014ef82"/>
    </style:style>
    <style:style style:name="P14" style:family="paragraph" style:parent-style-name="List_20_Paragraph" style:list-style-name="WWNum2">
      <style:paragraph-properties fo:margin-top="0.028in" fo:margin-bottom="0.028in" style:contextual-spacing="false"/>
    </style:style>
    <style:style style:name="P15" style:family="paragraph" style:parent-style-name="List_20_Paragraph" style:list-style-name="WWNum2">
      <style:paragraph-properties fo:margin-top="0.028in" fo:margin-bottom="0.028in" style:contextual-spacing="false"/>
      <style:text-properties officeooo:paragraph-rsid="0014ef82"/>
    </style:style>
    <style:style style:name="P16" style:family="paragraph" style:parent-style-name="List_20_Paragraph" style:list-style-name="WWNum2">
      <style:paragraph-properties fo:margin-top="0.028in" fo:margin-bottom="0.028in" style:contextual-spacing="false"/>
      <style:text-properties style:font-name="Arial" fo:font-size="11pt" style:font-name-asian="Arial3" style:font-size-asian="11pt" style:font-name-complex="Arial3" style:font-size-complex="11pt"/>
    </style:style>
    <style:style style:name="P17" style:family="paragraph" style:parent-style-name="Heading_20_1">
      <style:paragraph-properties fo:margin-top="0.3335in" fo:margin-bottom="0.111in" style:contextual-spacing="false"/>
    </style:style>
    <style:style style:name="P18" style:family="paragraph" style:parent-style-name="Standard">
      <style:paragraph-properties fo:margin-top="0.2083in" fo:margin-bottom="0in" style:contextual-spacing="false"/>
    </style:style>
    <style:style style:name="P19" style:family="paragraph" style:parent-style-name="Standard">
      <style:paragraph-properties fo:margin-top="0.0417in" fo:margin-bottom="0.0693in" style:contextual-spacing="false"/>
    </style:style>
    <style:style style:name="P20" style:family="paragraph" style:parent-style-name="Standard">
      <style:paragraph-properties fo:margin-top="0.0417in" fo:margin-bottom="0.0693in" style:contextual-spacing="false"/>
      <style:text-properties officeooo:paragraph-rsid="00155bfe"/>
    </style:style>
    <style:style style:name="P21" style:family="paragraph" style:parent-style-name="Heading_20_2">
      <style:paragraph-properties fo:margin-top="0.222in" fo:margin-bottom="0.0835in" style:contextual-spacing="false"/>
    </style:style>
    <style:style style:name="P22" style:family="paragraph" style:parent-style-name="Standard">
      <style:text-properties fo:color="#1f3864" loext:opacity="100%" style:font-name="Arial" fo:font-size="10pt" fo:font-weight="bold" style:font-name-asian="Arial3" style:font-size-asian="10pt" style:font-weight-asian="bold" style:font-name-complex="Arial3" style:font-size-complex="10pt" style:font-weight-complex="bold"/>
    </style:style>
    <style:style style:name="P23" style:family="paragraph" style:parent-style-name="Standard">
      <style:text-properties style:font-name="Arial" fo:font-size="10pt" style:font-name-asian="Arial3" style:font-size-asian="10pt" style:font-name-complex="Arial3" style:font-size-complex="10pt"/>
    </style:style>
    <style:style style:name="P24" style:family="paragraph" style:parent-style-name="Heading_20_2">
      <style:paragraph-properties fo:margin-top="0.222in" fo:margin-bottom="0.0835in" style:contextual-spacing="false"/>
      <style:text-properties officeooo:paragraph-rsid="00155bfe"/>
    </style:style>
    <style:style style:name="P25" style:family="paragraph" style:parent-style-name="Standard">
      <style:paragraph-properties fo:margin-left="0.389in" fo:margin-top="0.028in" fo:margin-bottom="0.028in" style:contextual-spacing="false"/>
      <style:text-properties fo:color="#2b2b2b" loext:opacity="100%" style:font-name="Courier New" fo:font-size="9pt" style:font-name-asian="Courier New1" style:font-size-asian="9pt" style:font-name-complex="Courier New1" style:font-size-complex="9pt"/>
    </style:style>
    <style:style style:name="P26" style:family="paragraph" style:parent-style-name="Heading_20_2">
      <style:paragraph-properties fo:margin-top="0.222in" fo:margin-bottom="0.0835in" style:contextual-spacing="false"/>
      <style:text-properties officeooo:paragraph-rsid="0016b80c"/>
    </style:style>
    <style:style style:name="P27" style:family="paragraph" style:parent-style-name="Heading_20_2">
      <style:paragraph-properties fo:margin-top="0.222in" fo:margin-bottom="0.0835in" style:contextual-spacing="false"/>
      <style:text-properties fo:color="#2e5090" loext:opacity="100%" style:font-name="Arial" fo:font-size="14pt" fo:font-weight="bold" officeooo:paragraph-rsid="0016b80c" style:font-name-asian="Arial3" style:font-size-asian="14pt" style:font-weight-asian="bold" style:font-name-complex="Arial3" style:font-size-complex="14pt" style:font-weight-complex="bold"/>
    </style:style>
    <style:style style:name="P28" style:family="paragraph" style:parent-style-name="Heading_20_1">
      <style:paragraph-properties fo:margin-top="0.3335in" fo:margin-bottom="0.111in" style:contextual-spacing="false"/>
      <style:text-properties fo:color="#1f3864" loext:opacity="100%" style:font-name="Arial" fo:font-size="18pt" fo:font-weight="bold" officeooo:rsid="001786e2" style:font-name-asian="Arial3" style:font-size-asian="18pt" style:font-weight-asian="bold" style:font-name-complex="Arial3" style:font-size-complex="18pt" style:font-weight-complex="bold"/>
    </style:style>
    <style:style style:name="P29" style:family="paragraph" style:parent-style-name="Heading_20_3">
      <style:paragraph-properties fo:margin-top="0.1665in" fo:margin-bottom="0.0555in" style:contextual-spacing="false"/>
      <style:text-properties fo:color="#2e75b6" loext:opacity="100%" style:font-name="Arial" fo:font-size="12pt" fo:font-weight="bold" style:font-name-asian="Arial3" style:font-size-asian="12pt" style:font-weight-asian="bold" style:font-name-complex="Arial3" style:font-size-complex="12pt" style:font-weight-complex="bold"/>
    </style:style>
    <style:style style:name="P30" style:family="paragraph" style:parent-style-name="Standard">
      <style:paragraph-properties fo:margin-top="0.0417in" fo:margin-bottom="0.0693in" style:contextual-spacing="false"/>
      <style:text-properties officeooo:paragraph-rsid="001786e2"/>
    </style:style>
    <style:style style:name="P31" style:family="paragraph" style:parent-style-name="Standard">
      <style:paragraph-properties fo:margin-left="0in" fo:margin-top="0.028in" fo:margin-bottom="0.028in" style:contextual-spacing="false" fo:text-indent="0in" style:auto-text-indent="false"/>
      <style:text-properties fo:color="#2b2b2b" loext:opacity="100%" style:font-name="Courier New" fo:font-size="9pt" style:font-name-asian="Courier New1" style:font-size-asian="9pt" style:font-name-complex="Courier New1" style:font-size-complex="9pt"/>
    </style:style>
    <style:style style:name="P32" style:family="paragraph" style:parent-style-name="Standard">
      <style:paragraph-properties fo:margin-left="0in" fo:margin-top="0.028in" fo:margin-bottom="0.028in" style:contextual-spacing="false" fo:text-indent="0in" style:auto-text-indent="false"/>
      <style:text-properties officeooo:paragraph-rsid="0017a6a9"/>
    </style:style>
    <style:style style:name="P33" style:family="paragraph" style:parent-style-name="Heading_20_1">
      <style:paragraph-properties fo:margin-top="0.3335in" fo:margin-bottom="0.111in" style:contextual-spacing="false"/>
      <style:text-properties officeooo:paragraph-rsid="00184c66"/>
    </style:style>
    <style:style style:name="P34" style:family="paragraph" style:parent-style-name="Heading_20_2">
      <style:paragraph-properties fo:margin-top="0.222in" fo:margin-bottom="0.0835in" style:contextual-spacing="false"/>
      <style:text-properties fo:color="#2e5090" loext:opacity="100%" style:font-name="Arial" fo:font-size="14pt" fo:font-weight="bold" officeooo:paragraph-rsid="00184c66" style:font-name-asian="Arial3" style:font-size-asian="14pt" style:font-weight-asian="bold" style:font-name-complex="Arial3" style:font-size-complex="14pt" style:font-weight-complex="bold"/>
    </style:style>
    <style:style style:name="P35" style:family="paragraph" style:parent-style-name="Text_20_body">
      <style:paragraph-properties fo:margin-top="0.0417in" fo:margin-bottom="0.0693in" style:contextual-spacing="false"/>
      <style:text-properties style:font-name="Arial" fo:font-size="11pt" officeooo:paragraph-rsid="00184c66" style:font-name-asian="Arial3" style:font-size-asian="11pt" style:font-name-complex="Arial3" style:font-size-complex="11pt"/>
    </style:style>
    <style:style style:name="P36" style:family="paragraph" style:parent-style-name="Text_20_body" style:list-style-name="L1">
      <style:paragraph-properties fo:margin-top="0.0417in" fo:margin-bottom="0in" style:contextual-spacing="false"/>
    </style:style>
    <style:style style:name="P37" style:family="paragraph" style:parent-style-name="Text_20_body" style:list-style-name="L1">
      <style:paragraph-properties fo:margin-top="0.0417in" fo:margin-bottom="0.1965in" style:contextual-spacing="false"/>
    </style:style>
    <style:style style:name="P38" style:family="paragraph" style:parent-style-name="Standard">
      <style:paragraph-properties fo:margin-top="0.0417in" fo:margin-bottom="0.0693in" style:contextual-spacing="false"/>
      <style:text-properties style:font-name="Arial" fo:font-size="11pt" fo:font-weight="bold" officeooo:paragraph-rsid="00184c66" style:font-name-asian="Arial3" style:font-size-asian="11pt" style:font-weight-asian="bold" style:font-name-complex="Arial3" style:font-size-complex="11pt" style:font-weight-complex="bold"/>
    </style:style>
    <style:style style:name="P39" style:family="paragraph" style:parent-style-name="Text_20_body" style:list-style-name="L2">
      <style:paragraph-properties fo:margin-top="0.0693in" fo:margin-bottom="0in" style:contextual-spacing="false"/>
      <style:text-properties officeooo:paragraph-rsid="00184c66"/>
    </style:style>
    <style:style style:name="P40" style:family="paragraph" style:parent-style-name="Text_20_body" style:list-style-name="L2">
      <style:paragraph-properties fo:margin-top="0.0693in" fo:margin-bottom="0in" style:contextual-spacing="false"/>
    </style:style>
    <style:style style:name="P41" style:family="paragraph" style:parent-style-name="Standard">
      <style:paragraph-properties fo:margin-top="0.0417in" fo:margin-bottom="0.0693in" style:contextual-spacing="false"/>
      <style:text-properties style:font-name="Arial" fo:font-size="11pt" fo:font-weight="bold" officeooo:rsid="001b5df7" officeooo:paragraph-rsid="001b5df7" style:font-name-asian="Arial3" style:font-size-asian="11pt" style:font-weight-asian="bold" style:font-name-complex="Arial3" style:font-size-complex="11pt" style:font-weight-complex="bold"/>
    </style:style>
    <style:style style:name="P42" style:family="paragraph" style:parent-style-name="Standard" style:list-style-name="L3">
      <style:paragraph-properties fo:margin-top="0.0417in" fo:margin-bottom="0.0693in" style:contextual-spacing="false"/>
      <style:text-properties style:font-name="Arial" fo:font-size="11pt" officeooo:rsid="001b5df7" officeooo:paragraph-rsid="001b5df7" style:font-name-asian="Arial3" style:font-size-asian="11pt" style:font-name-complex="Arial3" style:font-size-complex="11pt"/>
    </style:style>
    <style:style style:name="P43" style:family="paragraph" style:parent-style-name="Text_20_body" style:list-style-name="L3">
      <style:paragraph-properties fo:margin-top="0.0417in" fo:margin-bottom="0.0693in" style:contextual-spacing="false"/>
      <style:text-properties style:font-name="Arial" fo:font-size="11pt" officeooo:rsid="001b5df7" officeooo:paragraph-rsid="001b5df7" style:font-name-asian="Arial3" style:font-size-asian="11pt" style:font-name-complex="Arial3" style:font-size-complex="11pt"/>
    </style:style>
    <style:style style:name="P44" style:family="paragraph" style:parent-style-name="Text_20_body" style:list-style-name="L3">
      <style:paragraph-properties fo:margin-top="0.0417in" fo:margin-bottom="0.0693in" style:contextual-spacing="false"/>
      <style:text-properties officeooo:rsid="001b5df7"/>
    </style:style>
    <style:style style:name="P45" style:family="paragraph" style:parent-style-name="Text_20_body">
      <style:paragraph-properties fo:margin-top="0.0417in" fo:margin-bottom="0.0693in" style:contextual-spacing="false"/>
      <style:text-properties fo:font-weight="bold" officeooo:rsid="001b5df7" officeooo:paragraph-rsid="001b5df7" style:font-weight-asian="bold" style:font-weight-complex="bold"/>
    </style:style>
    <style:style style:name="P46" style:family="paragraph" style:parent-style-name="Text_20_body" style:list-style-name="L4">
      <style:paragraph-properties fo:margin-top="0.0417in" fo:margin-bottom="0.0693in" style:contextual-spacing="false"/>
      <style:text-properties fo:font-weight="normal" officeooo:rsid="001b5df7" officeooo:paragraph-rsid="001b5df7" style:font-weight-asian="normal" style:font-weight-complex="normal"/>
    </style:style>
    <style:style style:name="P47" style:family="paragraph" style:parent-style-name="Text_20_body" style:list-style-name="L4">
      <style:paragraph-properties fo:margin-top="0.0417in" fo:margin-bottom="0in" style:contextual-spacing="false"/>
      <style:text-properties officeooo:rsid="001b5df7"/>
    </style:style>
    <style:style style:name="P48" style:family="paragraph" style:parent-style-name="Text_20_body" style:list-style-name="L4">
      <style:paragraph-properties fo:margin-top="0.0417in" fo:margin-bottom="0.0693in" style:contextual-spacing="false"/>
      <style:text-properties officeooo:rsid="001b5df7" officeooo:paragraph-rsid="001dd0b1"/>
    </style:style>
    <style:style style:name="P49" style:family="paragraph" style:parent-style-name="Text_20_body">
      <style:paragraph-properties fo:margin-top="0.0417in" fo:margin-bottom="0.0693in" style:contextual-spacing="false"/>
      <style:text-properties officeooo:paragraph-rsid="001dd0b1"/>
    </style:style>
    <style:style style:name="P50" style:family="paragraph" style:parent-style-name="Text_20_body">
      <style:paragraph-properties fo:margin-top="0.0417in" fo:margin-bottom="0.0693in" style:contextual-spacing="false"/>
      <style:text-properties fo:font-weight="bold" officeooo:paragraph-rsid="001dd0b1" style:font-weight-asian="bold" style:font-weight-complex="bold"/>
    </style:style>
    <style:style style:name="P51" style:family="paragraph" style:parent-style-name="Text_20_body">
      <style:paragraph-properties fo:margin-top="0.0417in" fo:margin-bottom="0.0693in" style:contextual-spacing="false"/>
      <style:text-properties officeooo:rsid="001dd0b1" officeooo:paragraph-rsid="001dd0b1"/>
    </style:style>
    <style:style style:name="P52" style:family="paragraph" style:parent-style-name="Standard">
      <style:text-properties fo:color="#ffffff" loext:opacity="100%" style:font-name="Arial" fo:font-size="10pt" fo:font-weight="bold" style:font-name-asian="Arial3" style:font-size-asian="10pt" style:font-weight-asian="bold" style:font-name-complex="Arial3" style:font-size-complex="10pt" style:font-weight-complex="bold"/>
    </style:style>
    <style:style style:name="P53" style:family="paragraph" style:parent-style-name="Standard">
      <style:text-properties style:font-name="Courier New" fo:font-size="9pt" fo:font-weight="bold" style:font-name-asian="Courier New1" style:font-size-asian="9pt" style:font-weight-asian="bold" style:font-name-complex="Courier New1" style:font-size-complex="9pt" style:font-weight-complex="bold"/>
    </style:style>
    <style:style style:name="P54" style:family="paragraph" style:parent-style-name="Standard">
      <style:text-properties style:font-name="Arial" fo:font-size="10pt" fo:font-weight="normal" style:font-name-asian="Arial3" style:font-size-asian="10pt" style:font-weight-asian="normal" style:font-name-complex="Arial3" style:font-size-complex="10pt" style:font-weight-complex="normal"/>
    </style:style>
    <style:style style:name="P55" style:family="paragraph" style:parent-style-name="Standard">
      <style:text-properties style:font-name="Arial" fo:font-size="10pt" fo:font-weight="normal" officeooo:rsid="001f6af6" officeooo:paragraph-rsid="001f6af6" style:font-name-asian="Arial3" style:font-size-asian="10pt" style:font-weight-asian="normal" style:font-name-complex="Arial3" style:font-size-complex="10pt" style:font-weight-complex="normal"/>
    </style:style>
    <style:style style:name="P56" style:family="paragraph" style:parent-style-name="Heading_20_2">
      <style:paragraph-properties fo:margin-top="0.222in" fo:margin-bottom="0.0835in" style:contextual-spacing="false"/>
      <style:text-properties style:font-name="Arial" fo:font-size="11pt" style:font-name-asian="Arial3" style:font-size-asian="11pt" style:font-name-complex="Arial3" style:font-size-complex="11pt"/>
    </style:style>
    <style:style style:name="T1" style:family="text">
      <style:text-properties fo:color="#888888" loext:opacity="100%" style:font-name="Arial" fo:font-size="11pt" officeooo:rsid="0014ef82" style:font-name-asian="Arial3" style:font-size-asian="11pt" style:font-name-complex="Arial3" style:font-size-complex="11pt"/>
    </style:style>
    <style:style style:name="T2" style:family="text">
      <style:text-properties fo:color="#888888" loext:opacity="100%" style:font-name="Arial" fo:font-size="11pt" style:font-name-asian="Arial3" style:font-size-asian="11pt" style:font-name-complex="Arial3" style:font-size-complex="11pt"/>
    </style:style>
    <style:style style:name="T3" style:family="text">
      <style:text-properties fo:color="#aaaaaa" loext:opacity="100%" style:font-name="Arial" fo:font-size="10pt" fo:font-style="italic" style:font-name-asian="Arial3" style:font-size-asian="10pt" style:font-style-asian="italic" style:font-name-complex="Arial3" style:font-size-complex="10pt" style:font-style-complex="italic"/>
    </style:style>
    <style:style style:name="T4" style:family="text">
      <style:text-properties style:font-name="Arial" fo:font-size="11pt" style:font-name-asian="Arial3" style:font-size-asian="11pt" style:font-name-complex="Arial3" style:font-size-complex="11pt"/>
    </style:style>
    <style:style style:name="T5" style:family="text">
      <style:text-properties style:font-name="Arial" fo:font-size="11pt" officeooo:rsid="0014ef82" style:font-name-asian="Arial3" style:font-size-asian="11pt" style:font-name-complex="Arial3" style:font-size-complex="11pt"/>
    </style:style>
    <style:style style:name="T6" style:family="text">
      <style:text-properties fo:color="#1f3864" loext:opacity="100%" style:font-name="Arial" fo:font-size="18pt" fo:font-weight="bold" officeooo:rsid="0014ef82" style:font-name-asian="Arial3" style:font-size-asian="18pt" style:font-weight-asian="bold" style:font-name-complex="Arial3" style:font-size-complex="18pt" style:font-weight-complex="bold"/>
    </style:style>
    <style:style style:name="T7" style:family="text">
      <style:text-properties fo:color="#1f3864" loext:opacity="100%" style:font-name="Arial" fo:font-size="18pt" fo:font-weight="bold" style:font-name-asian="Arial3" style:font-size-asian="18pt" style:font-weight-asian="bold" style:font-name-complex="Arial3" style:font-size-complex="18pt" style:font-weight-complex="bold"/>
    </style:style>
    <style:style style:name="T8" style:family="text">
      <style:text-properties fo:color="#1f3864" loext:opacity="100%" style:font-name="Arial" fo:font-size="18pt" fo:font-weight="bold" officeooo:rsid="00155bfe" style:font-name-asian="Arial3" style:font-size-asian="18pt" style:font-weight-asian="bold" style:font-name-complex="Arial3" style:font-size-complex="18pt" style:font-weight-complex="bold"/>
    </style:style>
    <style:style style:name="T9" style:family="text">
      <style:text-properties style:font-name="Arial" fo:font-size="11pt" officeooo:rsid="00155bfe" style:font-name-asian="Arial3" style:font-size-asian="11pt" style:font-name-complex="Arial3" style:font-size-complex="11pt"/>
    </style:style>
    <style:style style:name="T10" style:family="text">
      <style:text-properties fo:color="#2e5090" loext:opacity="100%" style:font-name="Arial" fo:font-size="14pt" fo:font-weight="bold" style:font-name-asian="Arial3" style:font-size-asian="14pt" style:font-weight-asian="bold" style:font-name-complex="Arial3" style:font-size-complex="14pt" style:font-weight-complex="bold"/>
    </style:style>
    <style:style style:name="T11" style:family="text">
      <style:text-properties fo:color="#2e5090" loext:opacity="100%" style:font-name="Arial" fo:font-size="14pt" fo:font-weight="bold" officeooo:rsid="00155bfe" style:font-name-asian="Arial3" style:font-size-asian="14pt" style:font-weight-asian="bold" style:font-name-complex="Arial3" style:font-size-complex="14pt" style:font-weight-complex="bold"/>
    </style:style>
    <style:style style:name="T12" style:family="text">
      <style:text-properties fo:color="#1f3864" loext:opacity="100%" style:font-name="Arial" fo:font-size="18pt" fo:font-weight="bold" officeooo:rsid="001786e2" style:font-name-asian="Arial3" style:font-size-asian="18pt" style:font-weight-asian="bold" style:font-name-complex="Arial3" style:font-size-complex="18pt" style:font-weight-complex="bold"/>
    </style:style>
    <style:style style:name="T13" style:family="text">
      <style:text-properties fo:color="#2e5090" loext:opacity="100%" style:font-name="Arial" fo:font-size="14pt" fo:font-weight="bold" officeooo:rsid="0016b80c" style:font-name-asian="Arial3" style:font-size-asian="14pt" style:font-weight-asian="bold" style:font-name-complex="Arial3" style:font-size-complex="14pt" style:font-weight-complex="bold"/>
    </style:style>
    <style:style style:name="T14" style:family="text">
      <style:text-properties style:font-name="Arial" fo:font-size="11pt" officeooo:rsid="0016b80c" style:font-name-asian="Arial3" style:font-size-asian="11pt" style:font-name-complex="Arial3" style:font-size-complex="11pt"/>
    </style:style>
    <style:style style:name="T15" style:family="text">
      <style:text-properties fo:color="#2e5090" loext:opacity="100%" style:font-name="Arial" fo:font-size="14pt" fo:font-weight="bold" officeooo:rsid="0019ab9f" style:font-name-asian="Arial3" style:font-size-asian="14pt" style:font-weight-asian="bold" style:font-name-complex="Arial3" style:font-size-complex="14pt" style:font-weight-complex="bold"/>
    </style:style>
    <style:style style:name="T16" style:family="text">
      <style:text-properties style:font-name="Arial" fo:font-size="11pt" officeooo:rsid="001786e2" style:font-name-asian="Arial3" style:font-size-asian="11pt" style:font-name-complex="Arial3" style:font-size-complex="11pt"/>
    </style:style>
    <style:style style:name="T17" style:family="text">
      <style:text-properties fo:color="#2e5090" loext:opacity="100%" style:font-name="Arial" fo:font-size="14pt" fo:font-weight="bold" officeooo:rsid="001786e2" style:font-name-asian="Arial3" style:font-size-asian="14pt" style:font-weight-asian="bold" style:font-name-complex="Arial3" style:font-size-complex="14pt" style:font-weight-complex="bold"/>
    </style:style>
    <style:style style:name="T18" style:family="text">
      <style:text-properties fo:color="#1f3864" loext:opacity="100%" style:font-name="Arial" fo:font-weight="bold" style:font-name-asian="Arial3" style:font-weight-asian="bold" style:font-name-complex="Arial3" style:font-weight-complex="bold"/>
    </style:style>
    <style:style style:name="T19" style:family="text">
      <style:text-properties fo:color="#1f3864" loext:opacity="100%" style:font-name="Arial" fo:font-size="18pt" fo:font-weight="bold" officeooo:rsid="00184c66" style:font-name-asian="Arial3" style:font-size-asian="18pt" style:font-weight-asian="bold" style:font-name-complex="Arial3" style:font-size-complex="18pt" style:font-weight-complex="bold"/>
    </style:style>
    <style:style style:name="T20" style:family="text">
      <style:text-properties style:font-name="Arial" fo:font-size="11pt" fo:font-weight="bold" style:font-name-asian="Arial3" style:font-size-asian="11pt" style:font-weight-asian="bold" style:font-name-complex="Arial3" style:font-size-complex="11pt" style:font-weight-complex="bold"/>
    </style:style>
    <style:style style:name="T21" style:family="text">
      <style:text-properties style:font-name="Arial" fo:font-size="11pt" officeooo:rsid="00184c66" style:font-name-asian="Arial3" style:font-size-asian="11pt" style:font-name-complex="Arial3" style:font-size-complex="11pt"/>
    </style:style>
    <style:style style:name="T22" style:family="text">
      <style:text-properties fo:color="#eaecf0" loext:opacity="100%"/>
    </style:style>
    <style:style style:name="T23" style:family="text">
      <style:text-properties fo:color="#5eeded" loext:opacity="100%"/>
    </style:style>
    <style:style style:name="T24" style:family="text">
      <style:text-properties officeooo:rsid="001786e2"/>
    </style:style>
    <style:style style:name="T25" style:family="text">
      <style:text-properties officeooo:rsid="0017a6a9"/>
    </style:style>
    <style:style style:name="T26" style:family="text">
      <style:text-properties fo:color="#1f3864" loext:opacity="100%" style:font-name="Arial" fo:font-size="18pt" fo:font-weight="bold" officeooo:rsid="0019ab9f" style:font-name-asian="Arial3" style:font-size-asian="18pt" style:font-weight-asian="bold" style:font-name-complex="Arial3" style:font-size-complex="18pt" style:font-weight-complex="bold"/>
    </style:style>
    <style:style style:name="T27" style:family="text">
      <style:text-properties officeooo:rsid="001b5df7"/>
    </style:style>
    <style:style style:name="T28" style:family="text">
      <style:text-properties officeooo:rsid="001dd0b1"/>
    </style:style>
    <style:style style:name="T29" style:family="text">
      <style:text-properties fo:color="#aaaaaa" loext:opacity="100%" style:font-name="Arial" fo:font-size="9pt" fo:font-style="italic" style:font-name-asian="Arial3" style:font-size-asian="9pt" style:font-style-asian="italic" style:font-name-complex="Arial3" style:font-size-complex="9pt" style:font-style-complex="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okumentaion</text:p>
      <text:p text:style-name="P3">Data-Challenges</text:p>
      <text:p text:style-name="P4">Automatische Klassifikation römischer Keramikfragmente</text:p>
      <text:p text:style-name="P5"/>
      <text:p text:style-name="P6"><text:span text:style-name="T1">21.</text:span><text:span text:style-name="T2"> Februar 2026</text:span></text:p>
      <text:p text:style-name="P7"><text:span text:style-name="T3"/></text:p>
      <text:p text:style-name="P8"/>
      <text:h text:style-name="P9" text:outline-level="1">1. Projektübersicht und Aufgabenstellung</text:h>
      <text:p text:style-name="P10">Ziel des Projekts ist die automatische Klassifikation von Scherben römischer Keramikgefäße anhand ihrer Konturform. Gegeben ist ein Fragment (SVG-Datei mit der digitalisierten Kontur eines Teilstücks) sowie eine Bibliothek von Referenzkonturen vollständiger Gefäße verschiedener Typen.</text:p>
      <text:p text:style-name="P10">Der Algorithmus soll für jedes Fragment bestimmen, zu welchem Gefäßtyp (z. B. Drag.33, Niederbieber15, Lud.SSa) es am wahrscheinlichsten gehört.</text:p>
      <text:p text:style-name="P11"/>
      <text:h text:style-name="P12" text:outline-level="2">Grundlegende Herausforderung</text:h>
      <text:p text:style-name="P13"><text:span text:style-name="T4">Ein Fragment stellt immer nur einen kleinen Ausschnitt eines Gefäßes dar. Ein direkter Formvergleich ist daher nicht möglich, </text:span><text:span text:style-name="T5">deshalb muss</text:span><text:span text:style-name="T4"> das Fragment </text:span><text:span text:style-name="T5">in die richtige Position gebracht</text:span><text:span text:style-name="T4"> </text:span><text:span text:style-name="T5">und danach</text:span><text:span text:style-name="T4"> </text:span><text:span text:style-name="T5">skaliert</text:span><text:span text:style-name="T4"> werden, </text:span><text:span text:style-name="T5">damit</text:span><text:span text:style-name="T4"> ein sinnvoller Vergleich mit einer vollständigen Referenzkontur möglich ist.</text:span></text:p>
      <text:p text:style-name="P11"/>
      <text:h text:style-name="P12" text:outline-level="2">Grundprinzip des Template-Matching</text:h>
      <text:list text:style-name="WWNum2">
        <text:list-item text:start-value="1">
          <text:p text:style-name="P14"><text:span text:style-name="T4">Alignment: Fragment und Referenz werden an ihrem höchsten Punkt (Gefäßrand oben) ausgerichtet, </text:span><text:span text:style-name="T5">mit anschliessender neuer Orientierung anhand Konturwerten.</text:span></text:p>
        </text:list-item>
        <text:list-item>
          <text:p text:style-name="P15"><text:span text:style-name="T4">Scale-Up: Das Fragment wird schrittweise </text:span><text:span text:style-name="T5">bis zu einer Maximalgröße </text:span><text:span text:style-name="T4">vergrößert</text:span></text:p>
        </text:list-item>
        <text:list-item>
          <text:p text:style-name="P16">Scoring: Kombination aus Kontur-Score (Formsimilarität) und Coverage-Score (Flächenüberlappung im relevanten Y-Bereich)</text:p>
        </text:list-item>
      </text:list>
      <text:h text:style-name="P17" text:outline-level="1"><text:span text:style-name="T6">2</text:span><text:span text:style-name="T7">. V1 – V8: Feature-Engineering (0–5 % Accuracy)</text:span></text:h>
      <text:p text:style-name="P10">Die ersten Versionen versuchten klassische Computer-Vision-Merkmale zu extrahieren und numerisch zu vergleichen:</text:p>
      <text:list text:continue-numbering="true" text:style-name="WWNum2">
        <text:list-item>
          <text:p text:style-name="P16">Hu-Momente (mathematisch rotationsinvariant, aber für Fragmente unbrauchbar)</text:p>
        </text:list-item>
        <text:list-item>
          <text:p text:style-name="P16">Fourier-Deskriptoren der Kontur (frequenzbasierte Formbeschreibung)</text:p>
        </text:list-item>
        <text:list-item>
          <text:p text:style-name="P16">Krümmungshistogramme (Verteilung der lokalen Krümmungswerte entlang der Kontur)</text:p>
        </text:list-item>
        <text:list-item>
          <text:p text:style-name="P16">Bounding-Box-Verhältnisse (Höhe zu Breite, Aspektverhältnis)</text:p>
        </text:list-item>
      </text:list>
      <text:p text:style-name="P11"/>
      <text:h text:style-name="P12" text:outline-level="2">Warum diese Ansätze scheiterten</text:h>
      <text:p text:style-name="P10">Alle Feature-Engineering-Methoden berechnen globale Eigenschaften der Gesamtkontur. Ein Fragment ist aber immer nur ein kleiner Ausschnitt des Gefäßes, ein Randstück hat nach keinem dieser Merkmale Ähnlichkeit mit dem vollständigen Gefäß, von dem es stammt.</text:p>
      <text:p text:style-name="P18"/>
      <text:h text:style-name="P17" text:outline-level="1"><text:soft-page-break/><text:span text:style-name="T6">3</text:span><text:span text:style-name="T7">. V</text:span><text:span text:style-name="T8">10</text:span><text:span text:style-name="T7">: Bidirektionaler Kontur-Score + Alignment-Fix</text:span></text:h>
      <text:p text:style-name="P19"><text:span text:style-name="T4">V</text:span><text:span text:style-name="T9">10</text:span><text:span text:style-name="T4"> markiert den </text:span><text:span text:style-name="T5">Wechsel zu einem komplet anderen Denkansatz</text:span><text:span text:style-name="T4">: weg vom Feature-Engineering, hin zum direkten Template-Matching per Konturvergleich.</text:span></text:p>
      <text:p text:style-name="P11"/>
      <text:h text:style-name="P12" text:outline-level="2">Problem in Vorgängerversionen</text:h>
      <text:p text:style-name="P20"><text:span text:style-name="T4">Das Alignment war fehlerhaft: Nur die Y-Achse wurde berücksichtigt, die X-Position blieb zufällig. Außerdem war der Score asymmetrisch, </text:span><text:span text:style-name="T5">was dazu führt, </text:span><text:span text:style-name="T9">dass </text:span><text:span text:style-name="T4">ein kleines Fragment, </text:span><text:span text:style-name="T9">welches</text:span><text:span text:style-name="T4"> zufällig vollständig innerhalb der Referenzkontur lag, einen Score von 1.0 </text:span><text:span text:style-name="T9">bekommt</text:span><text:span text:style-name="T4">.</text:span></text:p>
      <text:p text:style-name="P11"/>
      <text:h text:style-name="P21" text:outline-level="2"><text:span text:style-name="T10">Änderungen in V</text:span><text:span text:style-name="T11">10</text:span></text:h>
      <table:table table:name="Table2" table:style-name="Table2">
        <table:table-column table:style-name="Table2.A"/>
        <table:table-column table:style-name="Table2.B"/>
        <table:table-row table:style-name="Table2.1">
          <table:table-cell table:style-name="Table2.A1" office:value-type="string">
            <text:p text:style-name="P22">Alignment</text:p>
          </table:table-cell>
          <table:table-cell table:style-name="Table2.B1" office:value-type="string">
            <text:p text:style-name="P23">Fragment und Referenz werden an ihrem jeweiligen höchsten Punkt (argmax Y) ausgerichtet — sowohl X- als auch Y-Koordinate.</text:p>
          </table:table-cell>
        </table:table-row>
        <table:table-row table:style-name="Table2.1">
          <table:table-cell table:style-name="Table2.A1" office:value-type="string">
            <text:p text:style-name="P22">Kontur-Score</text:p>
          </table:table-cell>
          <table:table-cell table:style-name="Table2.B1" office:value-type="string">
            <text:p text:style-name="P23">Bidirektional: d_frag→ref (Abstand jedes Fragmentpunkts zur nächsten Referenzlinie) + d_ref→frag (Abstand jedes Referenzpunkts zum nächsten Fragmentpunkt).</text:p>
          </table:table-cell>
        </table:table-row>
        <table:table-row table:style-name="Table2.1">
          <table:table-cell table:style-name="Table2.A1" office:value-type="string">
            <text:p text:style-name="P22">Formel</text:p>
          </table:table-cell>
          <table:table-cell table:style-name="Table2.B1" office:value-type="string">
            <text:p text:style-name="P23">1 / (1 + (d_frag + d_ref) / 2) × 5</text:p>
          </table:table-cell>
        </table:table-row>
      </table:table>
      <text:p text:style-name="P11"/>
      <text:p text:style-name="P10">Der bidirektionale Score bestraft sowohl wenn das Fragment weit von der Referenz entfernt liegt (d_frag groß) als auch wenn die Referenz weit vom Fragment entfernt liegt (d_ref groß).</text:p>
      <text:p text:style-name="P18"/>
      <text:h text:style-name="P17" text:outline-level="1"><text:span text:style-name="T8">4</text:span><text:span text:style-name="T7">. V11: Entfernung der X-Rezentrierung</text:span></text:h>
      <text:h text:style-name="P12" text:outline-level="2">Problem</text:h>
      <text:p text:style-name="P10">V10 hatte versucht, nach dem Scale-Up das Fragment neu zu zentrieren. Das ergab identische Ergebnisse unabhängig vom Scale-Faktor, weil die X-Position durch die Rezentrierung immer wieder zurückgesetzt wurde.</text:p>
      <text:p text:style-name="P11"/>
      <text:h text:style-name="P24" text:outline-level="2"><text:span text:style-name="T10">Änderungen in V</text:span><text:span text:style-name="T11">11</text:span></text:h>
      <text:p text:style-name="P19"><text:span text:style-name="T4">Der Scale-Up-Algorithmus skaliert das Fragment um den Ankerpunkt ref_top (oberstes Referenzpunkt). Dadurch wird das Fragment automatisch korrekt positioniert, eine nachträgliche X-Rezentrierung macht diesen Positionierungseffekt rückgängig. Lösung: </text:span><text:span text:style-name="T9">Feature B auch genannt </text:span><text:span text:style-name="T4">X-Rezentrierung </text:span><text:span text:style-name="T9">wurde vorerst </text:span><text:span text:style-name="T4">ersatzlos entfernt.</text:span></text:p>
      <text:p text:style-name="P18"/>
      <text:h text:style-name="P17" text:outline-level="1"><text:soft-page-break/><text:span text:style-name="T8">5</text:span><text:span text:style-name="T7">. V12 / V13: Flächenvergleich und IoU</text:span></text:h>
      <text:h text:style-name="P12" text:outline-level="2">Kontur + Fläche kombiniert</text:h>
      <text:p text:style-name="P10">Reiner Kontur-Score bevorzugte manchmal Referenzen, die zufällig ähnliche Randpunkte hatten, aber ganz anders geformt waren. Zusätzlich zur Formsimilarität der Konturen wird die Flächenüberlappung (geometrische Schnittmenge) als zweite Score-Komponente eingeführt.</text:p>
      <text:p text:style-name="P11"/>
      <text:h text:style-name="P24" text:outline-level="2"><text:span text:style-name="T10">Änderungen in V</text:span><text:span text:style-name="T11">12/</text:span><text:span text:style-name="T10">13: IoU statt reiner Intersection</text:span></text:h>
      <text:p text:style-name="P19"><text:span text:style-name="T4">Die reine Interse</text:span><text:span text:style-name="T9">k</text:span><text:span text:style-name="T4">tion</text:span><text:span text:style-name="T9">sf</text:span><text:span text:style-name="T4">läche bevorzugte große Fragmente unfair. Lösung: Normierung durch IoU (Intersection over Union):</text:span></text:p>
      <text:p text:style-name="P25">IoU = Schnittfläche / (Ref-Fläche + Fragment-Fläche - Schnittfläche)</text:p>
      <text:p text:style-name="P11"/>
      <text:p text:style-name="P10">IoU normiert die Überlappung auf die Gesamtfläche beider Formen. Bestraft wird sowohl wenn das Fragment zu groß ist (ragt weit über Referenz hinaus) als auch wenn es zu klein ist.</text:p>
      <text:p text:style-name="P18"/>
      <text:h text:style-name="P17" text:outline-level="1"><text:span text:style-name="T12">6</text:span><text:span text:style-name="T7">. V14 / V15: Y-Streifen Coverage + X-Shift</text:span></text:h>
      <text:h text:style-name="P12" text:outline-level="2">Problem mit globalem IoU</text:h>
      <text:p text:style-name="P10">Globaler IoU vergleicht die vollständigen Gesamtflächen. Ein Fragment das nur den oberen Rand eines großen Gefäßes darstellt, hat eine sehr niedrige globale Überlappung mit der Referenz, selbst wenn es dort perfekt passt. Der untere Teil des Gefäßes fehlt im Fragment und zieht den Score nach unten, obwohl dieser Bereich gar nicht verglichen werden sollte.</text:p>
      <text:p text:style-name="P11"/>
      <text:h text:style-name="P26" text:outline-level="2"><text:span text:style-name="T10">Änderungen in V1</text:span><text:span text:style-name="T13">4</text:span><text:span text:style-name="T10">: Y-Streifen Coverage</text:span></text:h>
      <text:p text:style-name="P19"><text:span text:style-name="T4">Der Coverage-Score wird auf den Y-Bereich des Fragments eingeschränkt. Nur der Teil der Referenzkontur, der sich i</text:span><text:span text:style-name="T14">m selben horizontalen Bereich auf der y-Achse</text:span><text:span text:style-name="T4"> wie das Fragment befindet (Y-Streifen), wird in die Berechnung einbezogen.</text:span></text:p>
      <table:table table:name="Table3" table:style-name="Table3">
        <table:table-column table:style-name="Table3.A"/>
        <table:table-column table:style-name="Table3.B"/>
        <table:table-row table:style-name="Table3.1">
          <table:table-cell table:style-name="Table3.A1" office:value-type="string">
            <text:p text:style-name="P22">Y-Streifen</text:p>
          </table:table-cell>
          <table:table-cell table:style-name="Table3.B1" office:value-type="string">
            <text:p text:style-name="P23">Box von y_min bis y_max des Fragments, volle Breite</text:p>
          </table:table-cell>
        </table:table-row>
        <table:table-row table:style-name="Table3.1">
          <table:table-cell table:style-name="Table3.A1" office:value-type="string">
            <text:p text:style-name="P22">ref_strip</text:p>
          </table:table-cell>
          <table:table-cell table:style-name="Table3.B1" office:value-type="string">
            <text:p text:style-name="P23">Geometrische Schnittmenge der Referenzfläche mit dem Y-Streifen</text:p>
          </table:table-cell>
        </table:table-row>
        <table:table-row table:style-name="Table3.1">
          <table:table-cell table:style-name="Table3.A1" office:value-type="string">
            <text:p text:style-name="P22">Score</text:p>
          </table:table-cell>
          <table:table-cell table:style-name="Table3.B1" office:value-type="string">
            <text:p text:style-name="P23">intersection(ref_strip, fragment) / ref_strip.area</text:p>
          </table:table-cell>
        </table:table-row>
      </table:table>
      <text:p text:style-name="P11"/>
      <text:h text:style-name="P27" text:outline-level="2">Änderungen in V15: X-Shift-Optimierung</text:h>
      <text:p text:style-name="P19"><text:span text:style-name="T14">Das Feature B, welches in V11 komplett abgeschaltet wurde, wird nun wieder in veraenderter Form hinzugefügt. </text:span><text:span text:style-name="T4">Bei jedem Scale-Schritt wird eine horizontale Verschiebung des Fragments optimiert. Das Fragment kann sich seitwärts bewegen, um den optimalen Kontur-Score zu finden. Dadurch werden Fragmente die gut passen, aber leicht horizontal </text:span><text:soft-page-break/><text:span text:style-name="T4">versetzt sind, nicht mehr ungerecht bewertet.<text:line-break/><text:line-break/></text:span><text:span text:style-name="T14">Hier sollte ich noch hinzufügen, dass dieses Feature auf Grund schlechter Ergebnisse auch wieder sofort abgeschaltet wurde….</text:span></text:p>
      <text:p text:style-name="P18"/>
      <text:h text:style-name="P17" text:outline-level="1"><text:span text:style-name="T12">7</text:span><text:span text:style-name="T7">. V16: Einseitiger Kontur-Score + Batch-Visualisierung</text:span></text:h>
      <text:h text:style-name="P21" text:outline-level="2"><text:span text:style-name="T10">Problem: </text:span><text:span text:style-name="T15">Kontur zwischen beiden Linien der Referenz</text:span></text:h>
      <text:p text:style-name="P10">Bei Gefäßreferenzen mit zwei Konturlinien (Innen- und Außenwand) konnte ein Fragment, das sich zufällig zwischen beiden Linien befand, einen sehr hohen bidirektionalen Score erzielen:</text:p>
      <text:list text:continue-numbering="true" text:style-name="WWNum2">
        <text:list-item>
          <text:p text:style-name="P16">d_frag→ref ist klein, weil jeder Fragmentpunkt eine der beiden Linien in der Nähe hat</text:p>
        </text:list-item>
        <text:list-item>
          <text:p text:style-name="P16">d_ref→frag ist klein, weil jede Referenzlinie Fragmentpunkte in der Nähe hat</text:p>
        </text:list-item>
      </text:list>
      <text:p text:style-name="P10">Das Fragment lag aber gar nicht auf der Gefäßform, sondern nur zufällig zwischen den beiden Konturen.</text:p>
      <text:p text:style-name="P11"/>
      <text:h text:style-name="P27" text:outline-level="2">Änderungen in V16: Feature C ---&gt; Einseitiger Kontur-Score (später verworfen)</text:h>
      <text:p text:style-name="P19"><text:span text:style-name="T4">Versuch: Nur d_frag→ref verwenden. Dieser Ansatz lieferte in der Praxis aber schlechtere Gesamtergebnisse und in V17 </text:span><text:span text:style-name="T14">wurde </text:span><text:span text:style-name="T4">wieder zum bidirektionalen Score zurückgekehrt.</text:span></text:p>
      <text:p text:style-name="P11"/>
      <text:h text:style-name="P27" text:outline-level="2">Batch-Visualisierung</text:h>
      <text:p text:style-name="P19"><text:span text:style-name="T4">Neuer Modus: Ein Fragment wird gegen alle Referenzen </text:span><text:span text:style-name="T14">verglichen</text:span><text:span text:style-name="T4"> und die Ergebnisse werden </text:span><text:span text:style-name="T14">in Form einer mehrseitigen</text:span><text:span text:style-name="T4"> PDF exportiert. True Class erscheint auf grünem Hintergrund immer zuerst, dann folgen alle anderen Referenzen nach Score sortiert. </text:span><text:span text:style-name="T14">Sehr gut um zu schauen wo Klassifizierungsprobleme bei Testfragmenten liegen, dessen True Class nicht in den Top-5 auftaucht.</text:span></text:p>
      <text:p text:style-name="P18"/>
      <text:h text:style-name="P28" text:outline-level="1"><text:soft-page-break/></text:h>
      <text:h text:style-name="P28" text:outline-level="1"/>
      <text:h text:style-name="P17" text:outline-level="1"><text:span text:style-name="T12">8</text:span><text:span text:style-name="T7">. V17: Symmetrischer Y-Streifen IoU + Y-Gewichtung </text:span></text:h>
      <text:p text:style-name="P19"><text:span text:style-name="T4">V17 ist die Basis-Version mit der bisher besten Accuracy: 24.3 % Top-1, 22/41 Top-5 Hits.</text:span><text:span text:style-name="T16">(veraltet)</text:span></text:p>
      <text:p text:style-name="P11"/>
      <text:h text:style-name="P12" text:outline-level="2">Feature A2: Symmetrischer Y-Streifen Score</text:h>
      <text:h text:style-name="P29" text:outline-level="3">Problem mit asymmetrischem Score</text:h>
      <text:p text:style-name="P10">Der bisherige Y-Streifen-Score (intersection / ref_strip_area) ist asymmetrisch: Er bestraft nicht, wenn die Referenz viel breiter ist als das Fragment. Ein breites Gefäß mit einer großen Referenzfläche im Y-Streifen konnte hohe Scores erzielen, obwohl das Fragment nur einen kleinen seitlichen Bereich abdeckte.</text:p>
      <text:p text:style-name="P11"/>
      <text:h text:style-name="P29" text:outline-level="3">Lösung: IoU im Y-Streifen</text:h>
      <text:p text:style-name="P25">Score = intersection / (ref_strip.area + fragment.area - intersection)</text:p>
      <text:p text:style-name="P11"/>
      <text:p text:style-name="P10">Jetzt wird in beide Richtungen bestraft: Das Fragment ragt über die Referenz hinaus UND der Referenz-Streifen wird nicht vollständig vom Fragment abgedeckt. Breite Referenzen bekommen eine stärkere Strafe.</text:p>
      <text:p text:style-name="P11"/>
      <text:h text:style-name="P21" text:outline-level="2"><text:span text:style-name="T10">Feature D: Y-Gewichteter Overlap (Exponent 4.0 </text:span><text:span text:style-name="T17">liefert beste Ergebnisse</text:span><text:span text:style-name="T10">)</text:span></text:h>
      <text:h text:style-name="P29" text:outline-level="3">Problem</text:h>
      <text:p text:style-name="P19"><text:span text:style-name="T4">Ein großer Flächenüberlapp tief im Gefäß (weit vom Rand entfernt) konnte einen schlechten Match am Gefäßrand kompensieren. Der Rand (</text:span><text:span text:style-name="T16">Lippe, </text:span><text:span text:style-name="T4">obere Zone) ist aber das wichtigste Bestimmungsmerkmal für den Gefäßtyp.</text:span></text:p>
      <text:p text:style-name="P11"/>
      <text:h text:style-name="P29" text:outline-level="3">Lösung: Gewichtete horizontale Scheiben</text:h>
      <text:p text:style-name="P10">Der Coverage-Score wird in 40 horizontale Scheiben aufgeteilt. Jede Scheibe bekommt ein Gewicht proportional zu ihrer Y-Position:</text:p>
      <text:p text:style-name="P25">Gewicht(y) = ((y - y_min) / (y_max - y_min)) ^ 4.0</text:p>
      <text:p text:style-name="P11"/>
      <table:table table:name="Table4" table:style-name="Table4">
        <table:table-column table:style-name="Table4.A"/>
        <table:table-column table:style-name="Table4.B"/>
        <table:table-row table:style-name="Table4.1">
          <table:table-cell table:style-name="Table4.A1" office:value-type="string">
            <text:p text:style-name="P22">Y nahe 0 (oben, Rand)</text:p>
          </table:table-cell>
          <table:table-cell table:style-name="Table4.B1" office:value-type="string">
            <text:p text:style-name="P23">Gewicht ≈ 1.0 <text:s/>→ <text:s/>höchster Einfluss auf Gesamtscore</text:p>
          </table:table-cell>
        </table:table-row>
        <text:soft-page-break/>
        <table:table-row table:style-name="Table4.1">
          <table:table-cell table:style-name="Table4.A1" office:value-type="string">
            <text:p text:style-name="P22">Y tief (unterer Bereich)</text:p>
          </table:table-cell>
          <table:table-cell table:style-name="Table4.B1" office:value-type="string">
            <text:p text:style-name="P23">Gewicht ≈ 0.0 <text:s/>→ <text:s/>kaum Einfluss</text:p>
          </table:table-cell>
        </table:table-row>
        <table:table-row table:style-name="Table4.1">
          <table:table-cell table:style-name="Table4.A1" office:value-type="string">
            <text:p text:style-name="P22">Exponent 4.0</text:p>
          </table:table-cell>
          <table:table-cell table:style-name="Table4.B1" office:value-type="string">
            <text:p text:style-name="P23">Sehr steile Gewichtung: nur der oberste Bereich zählt nennenswert</text:p>
          </table:table-cell>
        </table:table-row>
      </table:table>
      <text:p text:style-name="P18"><text:span text:style-name="T18"/></text:p>
      <text:h text:style-name="P17" text:outline-level="1"><text:span text:style-name="T12">9</text:span><text:span text:style-name="T7">. </text:span><text:span text:style-name="T19">V18: </text:span><text:span text:style-name="T7">Kontur-Coverage Score (KC)</text:span></text:h>
      <text:h text:style-name="P12" text:outline-level="2">Motivation</text:h>
      <text:p text:style-name="P10">Der klassische Kontur-Score misst Durchschnittsdistanzen. Ein Wert von d_ref→frag = 75.2 px ist schwer zu interpretieren und kann irreführend sein.</text:p>
      <text:p text:style-name="P11"/>
      <text:p text:style-name="P19"><text:span text:style-name="T20">Konkretes Beispiel aus der Analyse: </text:span><text:span text:style-name="T4">d_frag→ref = 3.72 px (sehr gut), d_ref→frag = 75.20 px (sehr schlecht). Mittelwert wäre ca. 39 px — klingt moderat, verschleiert aber, dass fast die gesamte Referenzkontur weit weg vom Fragment liegt.</text:span></text:p>
      <text:p text:style-name="P11"/>
      <text:h text:style-name="P12" text:outline-level="2">Neue Metrik: Anteil naher Referenzpunkte</text:h>
      <text:p text:style-name="P10">Wie viel Prozent der Referenzkontur liegt innerhalb des Schwellwerts vom Fragment?</text:p>
      <text:p text:style-name="P25">threshold <text:s text:c="4"/>= fragment_höhe_nach_scaleup * KONTUR_THRESHOLD_REL</text:p>
      <text:p text:style-name="P25">d_ref_to_frag = cdist(ref, frag).min(axis=1)</text:p>
      <text:p text:style-name="P25">abgedeckt <text:s text:c="4"/>= (d_ref_to_frag &lt; threshold).sum()</text:p>
      <text:p text:style-name="P25">KC <text:s text:c="11"/>= abgedeckt / len(ref) <text:s text:c="2"/># 0.0 – 1.0</text:p>
      <text:p text:style-name="P11"/>
      <text:p text:style-name="P10">Direkt interpretierbar: KC = 0.72 bedeutet "72 % der Referenzkontur liegt nah am Fragment".</text:p>
      <text:p text:style-name="P30"><text:span text:style-name="T16">Dies wurde zuerst mit der besagten </text:span><text:span text:style-name="T21">prozentualen </text:span><text:span text:style-name="T16">threshold gelöst, allerdings habe ich nach mehreren Test herrausgefunden, dass ein statischer Score von </text:span>threshold <text:span text:style-name="T22">=</text:span> <text:span text:style-name="T23">1</text:span> <text:span text:style-name="T24">bessere Accuracy bringt.</text:span></text:p>
      <text:h text:style-name="P12" text:outline-level="2">Drei-Komponenten-Gesamtscore</text:h>
      <table:table table:name="Table9" table:style-name="Table9">
        <table:table-column table:style-name="Table9.A"/>
        <table:table-column table:style-name="Table9.B"/>
        <table:table-row table:style-name="Table9.1">
          <table:table-cell table:style-name="Table9.A1" office:value-type="string">
            <text:p text:style-name="P22">CONTOUR_WEIGHT = 0.3</text:p>
          </table:table-cell>
          <table:table-cell table:style-name="Table9.B1" office:value-type="string">
            <text:p text:style-name="P23">Distanz-Kontur-Score: 1 / (1 + (d_frag + d_ref) / 2) × 5</text:p>
          </table:table-cell>
        </table:table-row>
        <table:table-row table:style-name="Table9.1">
          <table:table-cell table:style-name="Table9.A1" office:value-type="string">
            <text:p text:style-name="P22">KONTUR_COV_WEIGHT = 0.3</text:p>
          </table:table-cell>
          <table:table-cell table:style-name="Table9.B1" office:value-type="string">
            <text:p text:style-name="P23">KC-Score: Anteil Referenzpunkte nah am Fragment (0.0–1.0)</text:p>
          </table:table-cell>
        </table:table-row>
        <table:table-row table:style-name="Table9.1">
          <table:table-cell table:style-name="Table9.A1" office:value-type="string">
            <text:p text:style-name="P22">COVERAGE_WEIGHT = 0.4</text:p>
          </table:table-cell>
          <table:table-cell table:style-name="Table9.B1" office:value-type="string">
            <text:p text:style-name="P23">Flächen-Coverage-Score (Y-Streifen mit Y-Gewichtung)</text:p>
          </table:table-cell>
        </table:table-row>
      </table:table>
      <text:p text:style-name="P31"/>
      <text:p text:style-name="P32">Final <text:span text:style-name="T25">score</text:span> = contour * 0.3 <text:s/>+ <text:s/>KC * 0.3 <text:s/>+ <text:s/>coverage * 0.4</text:p>
      <text:p text:style-name="P18"/>
      <text:p text:style-name="P18"/>
      <text:p text:style-name="P18"/>
      <text:p text:style-name="P18"/>
      <text:h text:style-name="P33" text:outline-level="1"><text:soft-page-break/><text:span text:style-name="T19">10</text:span><text:span text:style-name="T7">. V1</text:span><text:span text:style-name="T26">9</text:span><text:span text:style-name="T7">: </text:span>Pre-Scale X-Shift, <text:span text:style-name="T27">kein early Stopping und andere Changes</text:span></text:h>
      <text:h text:style-name="P34" text:outline-level="2">Pre-Scale X-Shift (ersetzt Feature B) </text:h>
      <text:p text:style-name="P35"><text:span text:style-name="Strong_20_Emphasis">Vorher (Feature B </text:span><text:span text:style-name="Strong_20_Emphasis"><text:span text:style-name="T27">was</text:span></text:span><text:span text:style-name="Strong_20_Emphasis"> deaktiviert </text:span><text:span text:style-name="Strong_20_Emphasis"><text:span text:style-name="T27">war</text:span></text:span><text:span text:style-name="Strong_20_Emphasis">):</text:span></text:p>
      <text:list text:style-name="L1">
        <text:list-item>
          <text:p text:style-name="P36">X-Shift wurde bei jedem Scale-Schritt neu optimiert </text:p>
        </text:list-item>
        <text:list-item>
          <text:p text:style-name="P36">Kriterium: Kontur-Score </text:p>
        </text:list-item>
        <text:list-item>
          <text:p text:style-name="P37">Problem: Zu instabil, nervöse Reaktion auf kleine Änderungen, <text:span text:style-name="T27">Fragment wandert zu weit nach rechts</text:span></text:p>
        </text:list-item>
      </text:list>
      <text:p text:style-name="P38">Jetzt (Pre-Scale X-Shift): </text:p>
      <text:list text:style-name="L2">
        <text:list-item>
          <text:p text:style-name="P39">Einmalig VOR dem ersten Scale-Schritt </text:p>
        </text:list-item>
        <text:list-item>
          <text:p text:style-name="P40">Testet 13 Positionen im Bereich ±30px </text:p>
        </text:list-item>
        <text:list-item>
          <text:p text:style-name="P40">Kriterium: KC-Score + Coverage-Score (beide Coverage-Metriken kombiniert) </text:p>
        </text:list-item>
        <text:list-item>
          <text:p text:style-name="P40">Bester Offset wird gespeichert und <text:span text:style-name="T27">als Startpunkt </text:span>für <text:span text:style-name="T27">die </text:span>GESAMTE Scale-Up-Schleife verwendet </text:p>
        </text:list-item>
        <text:list-item>
          <text:p text:style-name="P40">Danach <text:span text:style-name="T27">KEIN</text:span> weiteres Shiften mehr <text:span text:style-name="T27">auf der x-Achse</text:span></text:p>
        </text:list-item>
      </text:list>
      <text:h text:style-name="P34" text:outline-level="2">Kein Early Stopping mehr </text:h>
      <text:p text:style-name="P41">Vorher:</text:p>
      <text:list text:style-name="L3">
        <text:list-item>
          <text:p text:style-name="P42">PATIENCE = 3 <text:s/># Abbruch nach 3 Schritten ohne Verbesserung</text:p>
        </text:list-item>
        <text:list-item>
          <text:p text:style-name="P43">Scale-Up wurde bei ausbleibender Verbesserung des Kontur-Scores vorzeitig abgebrochen </text:p>
        </text:list-item>
        <text:list-item>
          <text:p text:style-name="P44">Problem: Da dieses early Stopping ein greedy Ansatz ist, kommt es oft vor, dass der “echte” höchste Score nicht vom Algo erfasst wird</text:p>
        </text:list-item>
      </text:list>
      <text:p text:style-name="P45">Jetzt:</text:p>
      <text:list text:style-name="L4">
        <text:list-item>
          <text:p text:style-name="P46"># PATIENCE entfernt: Scale-Up läuft immer bis SCALE_MAX (x4.0) durch </text:p>
        </text:list-item>
        <text:list-item>
          <text:p text:style-name="P47">Pro Schritt wird sofort der Gesamtscore berechnet (K + KC + Cov) </text:p>
        </text:list-item>
        <text:list-item>
          <text:p text:style-name="P47">Das gescalete Fragment mit dem besten Gesamtscore gewinnt </text:p>
        </text:list-item>
        <text:list-item>
          <text:p text:style-name="P48">Nachteil: Algo hat kein early Stopping mehr, deshalb längere Laufzeit des Programms</text:p>
        </text:list-item>
      </text:list>
      <text:p text:style-name="P49"/>
      <text:p text:style-name="P50">SCALE_STEP angepasst <text:span text:style-name="T28">von:</text:span></text:p>
      <text:p text:style-name="P49">SCALE_STEP = 0.05 <text:s/># 61 Schritte von 1.0 bis 4.0</text:p>
      <text:p text:style-name="P51">auf</text:p>
      <text:p text:style-name="P51">SCALE_STEP = 0.1 <text:s text:c="2"/># 31 Schritte von 1.0 bis 4.0</text:p>
      <text:h text:style-name="P9" text:outline-level="1"><text:soft-page-break/>Alle konfigurierbaren Parameter</text:h>
      <text:p text:style-name="P1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2">Parameter</text:p>
          </table:table-cell>
          <table:table-cell table:style-name="Table10.A1" office:value-type="string">
            <text:p text:style-name="P52">Standardwert</text:p>
          </table:table-cell>
          <table:table-cell table:style-name="Table10.A1" office:value-type="string">
            <text:p text:style-name="P52">Bedeutung / Wirkung</text:p>
          </table:table-cell>
        </table:table-row>
        <table:table-row table:style-name="Table10.1">
          <table:table-cell table:style-name="Table10.A2" office:value-type="string">
            <text:p text:style-name="P53">FEATURE_A2_SYMMETRIC</text:p>
          </table:table-cell>
          <table:table-cell table:style-name="Table10.B2" office:value-type="string">
            <text:p text:style-name="P54">True</text:p>
          </table:table-cell>
          <table:table-cell table:style-name="Table10.B2" office:value-type="string">
            <text:p text:style-name="P54">Symmetrischer Y-Streifen IoU: bestraft ungedeckte Referenz UND Fragment außerhalb</text:p>
          </table:table-cell>
        </table:table-row>
        <table:table-row table:style-name="Table10.1">
          <table:table-cell table:style-name="Table10.A2" office:value-type="string">
            <text:p text:style-name="P53">FEATURE_B_XSHIFT</text:p>
          </table:table-cell>
          <table:table-cell table:style-name="Table10.B2" office:value-type="string">
            <text:p text:style-name="P54">False</text:p>
          </table:table-cell>
          <table:table-cell table:style-name="Table10.B2" office:value-type="string">
            <text:p text:style-name="P54">X-Shift-Optimierung pro Scale-Schritt: Fragment sucht optimale horizontale Position</text:p>
          </table:table-cell>
        </table:table-row>
        <table:table-row table:style-name="Table10.1">
          <table:table-cell table:style-name="Table10.A2" office:value-type="string">
            <text:p text:style-name="P53">FEATURE_D_YWEIGHT</text:p>
          </table:table-cell>
          <table:table-cell table:style-name="Table10.B2" office:value-type="string">
            <text:p text:style-name="P54">True</text:p>
          </table:table-cell>
          <table:table-cell table:style-name="Table10.B2" office:value-type="string">
            <text:p text:style-name="P54">Y-Gewichteter Coverage-Score: obere Zone (Gefäßrand) zählt mehr als untere Zone</text:p>
          </table:table-cell>
        </table:table-row>
        <table:table-row table:style-name="Table10.1">
          <table:table-cell table:style-name="Table10.A2" office:value-type="string">
            <text:p text:style-name="P53">FEATURE_D_EXPONENT</text:p>
          </table:table-cell>
          <table:table-cell table:style-name="Table10.B2" office:value-type="string">
            <text:p text:style-name="P54">4.0</text:p>
          </table:table-cell>
          <table:table-cell table:style-name="Table10.B2" office:value-type="string">
            <text:p text:style-name="P54">Stärke der Y-Gewichtung: 1.0 = linear, 4.0 = sehr stark oben betont</text:p>
          </table:table-cell>
        </table:table-row>
        <table:table-row table:style-name="Table10.1">
          <table:table-cell table:style-name="Table10.A2" office:value-type="string">
            <text:p text:style-name="P53">FEATURE_E_XOVERHANG</text:p>
          </table:table-cell>
          <table:table-cell table:style-name="Table10.B2" office:value-type="string">
            <text:p text:style-name="P54">False</text:p>
          </table:table-cell>
          <table:table-cell table:style-name="Table10.B2" office:value-type="string">
            <text:p text:style-name="P54">X-Überhang-Penalty: bestraft Referenzfläche die seitlich über Fragment hinausragt</text:p>
          </table:table-cell>
        </table:table-row>
        <table:table-row table:style-name="Table10.1">
          <table:table-cell table:style-name="Table10.A2" office:value-type="string">
            <text:p text:style-name="P53">REF_PENALTY</text:p>
          </table:table-cell>
          <table:table-cell table:style-name="Table10.B2" office:value-type="string">
            <text:p text:style-name="P54">3.0</text:p>
          </table:table-cell>
          <table:table-cell table:style-name="Table10.B2" office:value-type="string">
            <text:p text:style-name="P54">Gewicht der ungedeckten Referenzfläche in der Penalty-Formel</text:p>
          </table:table-cell>
        </table:table-row>
        <table:table-row table:style-name="Table10.1">
          <table:table-cell table:style-name="Table10.A2" office:value-type="string">
            <text:p text:style-name="P53">FRAG_PENALTY</text:p>
          </table:table-cell>
          <table:table-cell table:style-name="Table10.B2" office:value-type="string">
            <text:p text:style-name="P54">0.5</text:p>
          </table:table-cell>
          <table:table-cell table:style-name="Table10.B2" office:value-type="string">
            <text:p text:style-name="P54">Gewicht der Fragment-Überschussfläche (milder, da Fragment immer Teilstück ist)</text:p>
          </table:table-cell>
        </table:table-row>
        <table:table-row table:style-name="Table10.1">
          <table:table-cell table:style-name="Table10.A2" office:value-type="string">
            <text:p text:style-name="P53">X_OVERHANG_STRENGTH</text:p>
          </table:table-cell>
          <table:table-cell table:style-name="Table10.B2" office:value-type="string">
            <text:p text:style-name="P54">1.0</text:p>
          </table:table-cell>
          <table:table-cell table:style-name="Table10.B2" office:value-type="string">
            <text:p text:style-name="P54">Stärke des X-Überhang-Penalties: 1.0 = bei 100 % Überhang → Score = 0</text:p>
          </table:table-cell>
        </table:table-row>
        <table:table-row table:style-name="Table10.1">
          <table:table-cell table:style-name="Table10.A2" office:value-type="string">
            <text:p text:style-name="P53">X_OVERHANG_EXPONENT</text:p>
          </table:table-cell>
          <table:table-cell table:style-name="Table10.B2" office:value-type="string">
            <text:p text:style-name="P54">2.0</text:p>
          </table:table-cell>
          <table:table-cell table:style-name="Table10.B2" office:value-type="string">
            <text:p text:style-name="P54">Kurvenform: 1.0 = linear, 2.0 = quadratisch (erst mild, dann steil)</text:p>
          </table:table-cell>
        </table:table-row>
        <table:table-row table:style-name="Table10.1">
          <table:table-cell table:style-name="Table10.A2" office:value-type="string">
            <text:p text:style-name="P53">KONTUR_THRESHOLD_REL</text:p>
          </table:table-cell>
          <table:table-cell table:style-name="Table10.B2" office:value-type="string">
            <text:p text:style-name="P54">0.08</text:p>
          </table:table-cell>
          <table:table-cell table:style-name="Table10.B2" office:value-type="string">
            <text:p text:style-name="P54">KC-Schwellwert als Anteil der Fragment-Höhe: 0.05 = streng, 0.15 = großzügig</text:p>
            <text:p text:style-name="P55">!!! wie scon im Sckript und Readme erwaehnt, dieser Threshold wurde im Skript durch einen statischen Wert ersetzt !!!</text:p>
          </table:table-cell>
        </table:table-row>
        <table:table-row table:style-name="Table10.1">
          <table:table-cell table:style-name="Table10.A2" office:value-type="string">
            <text:p text:style-name="P53">CONTOUR_WEIGHT</text:p>
          </table:table-cell>
          <table:table-cell table:style-name="Table10.B2" office:value-type="string">
            <text:p text:style-name="P54">0.3</text:p>
          </table:table-cell>
          <table:table-cell table:style-name="Table10.B2" office:value-type="string">
            <text:p text:style-name="P54">Gewicht des Distanz-Kontur-Scores im Gesamtscore</text:p>
          </table:table-cell>
        </table:table-row>
        <table:table-row table:style-name="Table10.1">
          <table:table-cell table:style-name="Table10.A2" office:value-type="string">
            <text:p text:style-name="P53">KONTUR_COV_WEIGHT</text:p>
          </table:table-cell>
          <table:table-cell table:style-name="Table10.B2" office:value-type="string">
            <text:p text:style-name="P54">0.3</text:p>
          </table:table-cell>
          <table:table-cell table:style-name="Table10.B2" office:value-type="string">
            <text:p text:style-name="P54">Gewicht des KC-Scores im Gesamtscore</text:p>
          </table:table-cell>
        </table:table-row>
        <table:table-row table:style-name="Table10.1">
          <table:table-cell table:style-name="Table10.A2" office:value-type="string">
            <text:p text:style-name="P53">COVERAGE_WEIGHT</text:p>
          </table:table-cell>
          <table:table-cell table:style-name="Table10.B2" office:value-type="string">
            <text:p text:style-name="P54">0.4</text:p>
          </table:table-cell>
          <table:table-cell table:style-name="Table10.B2" office:value-type="string">
            <text:p text:style-name="P54">Gewicht des Flächen-Coverage-Scores im Gesamtscore</text:p>
          </table:table-cell>
        </table:table-row>
        <table:table-row table:style-name="Table10.1">
          <table:table-cell table:style-name="Table10.A2" office:value-type="string">
            <text:p text:style-name="P53">SCALE_MAX</text:p>
          </table:table-cell>
          <table:table-cell table:style-name="Table10.B2" office:value-type="string">
            <text:p text:style-name="P54">4.0</text:p>
          </table:table-cell>
          <table:table-cell table:style-name="Table10.B2" office:value-type="string">
            <text:p text:style-name="P54">Maximaler Scale-Up-Faktor</text:p>
          </table:table-cell>
        </table:table-row>
        <table:table-row table:style-name="Table10.1">
          <table:table-cell table:style-name="Table10.A2" office:value-type="string">
            <text:p text:style-name="P53">SCALE_STEP</text:p>
          </table:table-cell>
          <table:table-cell table:style-name="Table10.B2" office:value-type="string">
            <text:p text:style-name="P54">0.05</text:p>
          </table:table-cell>
          <table:table-cell table:style-name="Table10.B2" office:value-type="string">
            <text:p text:style-name="P54">Schrittgröße beim Scale-Up</text:p>
          </table:table-cell>
        </table:table-row>
        <table:table-row table:style-name="Table10.1">
          <table:table-cell table:style-name="Table10.A2" office:value-type="string">
            <text:p text:style-name="P53">PATIENCE</text:p>
          </table:table-cell>
          <table:table-cell table:style-name="Table10.B2" office:value-type="string">
            <text:p text:style-name="P54">3</text:p>
          </table:table-cell>
          <table:table-cell table:style-name="Table10.B2" office:value-type="string">
            <text:p text:style-name="P54">Early Stopping: Scale-Up bricht nach N Schritten ohne Verbesserung ab</text:p>
          </table:table-cell>
        </table:table-row>
      </table:table>
      <text:p text:style-name="P18"><text:span text:style-name="T7"/></text:p>
      <text:h text:style-name="P56" text:outline-level="2"/>
      <text:p text:style-name="P18"><text:span text:style-name="T2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3335in" fo:margin-bottom="0.111in" style:contextual-spacing="false"/>
      <style:text-properties fo:color="#1f3864" loext:opacity="100%" style:font-name="Arial2" fo:font-family="Arial" style:font-family-generic="swiss" style:font-pitch="variable" fo:font-size="18pt"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222in" fo:margin-bottom="0.0835in" style:contextual-spacing="false"/>
      <style:text-properties fo:color="#2e5090" loext:opacity="100%" style:font-name="Arial2" fo:font-family="Arial" style:font-family-generic="swiss"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chapter">
      <style:paragraph-properties fo:margin-top="0.1665in" fo:margin-bottom="0.0555in" style:contextual-spacing="false"/>
      <style:text-properties fo:color="#2e75b6" loext:opacity="100%" style:font-name="Arial2" fo:font-family="Arial" style:font-family-generic="swiss"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11</meta:editing-cycles>
    <meta:creation-date>2026-02-14T02:19:15.864000000</meta:creation-date>
    <dc:date>2026-02-25T21:19:12.926489600</dc:date>
    <meta:editing-duration>PT1H51M42S</meta:editing-duration>
    <meta:generator>LibreOffice/25.2.7.2$Windows_X86_64 LibreOffice_project/5cbfd1ab6520636bb5f7b99185aa69bd7456825d</meta:generator>
    <meta:document-statistic meta:table-count="5" meta:image-count="0" meta:object-count="0" meta:page-count="9" meta:paragraph-count="187" meta:word-count="1733" meta:character-count="12761" meta:non-whitespace-character-count="11190"/>
  </office:meta>
</office:document-meta>
</file>